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0.2398in"/>
          <style:tab-stop style:position="0.5102in"/>
          <style:tab-stop style:position="0.75in"/>
          <style:tab-stop style:position="1.0102in"/>
          <style:tab-stop style:position="1.25in"/>
          <style:tab-stop style:position="1.5in"/>
          <style:tab-stop style:position="1.75in"/>
          <style:tab-stop style:position="1.9898in"/>
        </style:tab-stops>
      </style:paragraph-properties>
      <style:text-properties fo:font-size="7pt" fo:font-weight="bold" style:font-size-asian="7pt" style:font-weight-asian="bold" style:font-size-complex="7pt" style:font-weight-complex="bold"/>
    </style:style>
    <style:style style:name="P2" style:family="paragraph" style:parent-style-name="Preformatted_20_Text">
      <style:paragraph-properties>
        <style:tab-stops>
          <style:tab-stop style:position="0.2398in"/>
          <style:tab-stop style:position="0.5102in"/>
          <style:tab-stop style:position="0.75in"/>
          <style:tab-stop style:position="1.0102in"/>
          <style:tab-stop style:position="1.25in"/>
          <style:tab-stop style:position="1.5in"/>
          <style:tab-stop style:position="1.75in"/>
          <style:tab-stop style:position="1.9898in"/>
        </style:tab-stops>
      </style:paragraph-properties>
      <style:text-properties fo:font-size="7pt" fo:font-weight="bold" officeooo:paragraph-rsid="000c1447" style:font-size-asian="7pt" style:font-weight-asian="bold" style:font-size-complex="7pt" style:font-weight-complex="bold"/>
    </style:style>
    <style:style style:name="P3" style:family="paragraph" style:parent-style-name="Preformatted_20_Text">
      <style:paragraph-properties fo:break-before="page">
        <style:tab-stops>
          <style:tab-stop style:position="0.2398in"/>
          <style:tab-stop style:position="0.5102in"/>
          <style:tab-stop style:position="0.75in"/>
          <style:tab-stop style:position="1.0102in"/>
          <style:tab-stop style:position="1.25in"/>
          <style:tab-stop style:position="1.5in"/>
          <style:tab-stop style:position="1.75in"/>
          <style:tab-stop style:position="1.9898in"/>
        </style:tab-stops>
      </style:paragraph-properties>
      <style:text-properties fo:font-size="7pt" fo:font-weight="bold" style:font-size-asian="7pt" style:font-weight-asian="bold" style:font-size-complex="7pt" style:font-weight-complex="bold"/>
    </style:style>
    <style:style style:name="P4" style:family="paragraph" style:parent-style-name="Preformatted_20_Text">
      <style:paragraph-properties>
        <style:tab-stops>
          <style:tab-stop style:position="0.2398in"/>
          <style:tab-stop style:position="0.5102in"/>
          <style:tab-stop style:position="0.75in"/>
          <style:tab-stop style:position="1.0102in"/>
          <style:tab-stop style:position="1.25in"/>
          <style:tab-stop style:position="1.5in"/>
          <style:tab-stop style:position="1.75in"/>
          <style:tab-stop style:position="1.9898in"/>
        </style:tab-stops>
      </style:paragraph-properties>
      <style:text-properties fo:font-size="7pt" fo:font-weight="bold" officeooo:paragraph-rsid="000f60c4" style:font-size-asian="7pt" style:font-weight-asian="bold" style:font-size-complex="7pt" style:font-weight-complex="bold"/>
    </style:style>
    <style:style style:name="P5" style:family="paragraph" style:parent-style-name="Preformatted_20_Text">
      <style:paragraph-properties>
        <style:tab-stops>
          <style:tab-stop style:position="0.2398in"/>
          <style:tab-stop style:position="0.5102in"/>
          <style:tab-stop style:position="0.75in"/>
          <style:tab-stop style:position="1.0102in"/>
          <style:tab-stop style:position="1.25in"/>
          <style:tab-stop style:position="1.5in"/>
          <style:tab-stop style:position="1.75in"/>
          <style:tab-stop style:position="1.9898in"/>
        </style:tab-stops>
      </style:paragraph-properties>
      <style:text-properties fo:font-size="7pt" fo:font-weight="bold" officeooo:paragraph-rsid="000f6d64" style:font-size-asian="7pt" style:font-weight-asian="bold" style:font-size-complex="7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 &lt;SDL.h&gt;</text:p>
      <text:p text:style-name="P1">#include &lt;SDL_image.h&gt;</text:p>
      <text:p text:style-name="P1">#include &lt;stdio.h&gt;</text:p>
      <text:p text:style-name="P1">#include &lt;stdlib.h&gt;</text:p>
      <text:p text:style-name="P1">#include &lt;string.h&gt;</text:p>
      <text:p text:style-name="P1">#include &lt;stdbool.h&gt;</text:p>
      <text:p text:style-name="P1"/>
      <text:p text:style-name="P1">const int SCREEN_WIDTH = 800;</text:p>
      <text:p text:style-name="P1">const int SCREEN_HEIGHT = 600;</text:p>
      <text:p text:style-name="P1"/>
      <text:p text:style-name="P1">bool init();</text:p>
      <text:p text:style-name="P1">bool loadMedia();</text:p>
      <text:p text:style-name="P1">void close();</text:p>
      <text:p text:style-name="P1"/>
      <text:p text:style-name="P1">SDL_Window* gWindow = NULL;</text:p>
      <text:p text:style-name="P1">SDL_Renderer* gRenderer = NULL;</text:p>
      <text:p text:style-name="P1"/>
      <text:p text:style-name="P1">typedef struct {</text:p>
      <text:p text:style-name="P1"><text:tab/>SDL_Texture* mTexture;</text:p>
      <text:p text:style-name="P1"><text:tab/>int mWidth;</text:p>
      <text:p text:style-name="P1"><text:tab/>int mHeight;</text:p>
      <text:p text:style-name="P1"><text:tab/><text:tab/></text:p>
      <text:p text:style-name="P1"><text:tab/>#if defined(SDL_TTF_MAJOR_VERSION)</text:p>
      <text:p text:style-name="P1"><text:tab/>bool loadFromRenderedText( char*, SDL_Color );</text:p>
      <text:p text:style-name="P1"><text:tab/>#endif</text:p>
      <text:p text:style-name="P1"/>
      <text:p text:style-name="P1"><text:tab/>bool ( *loadFromFile )( void*, char* );</text:p>
      <text:p text:style-name="P1"><text:tab/>void ( *free )(void*);</text:p>
      <text:p text:style-name="P1"><text:tab/>void ( *setColor )( void*, Uint8, Uint8, Uint8 );</text:p>
      <text:p text:style-name="P1"><text:tab/>void ( *setBlendMode )( void*, SDL_BlendMode );</text:p>
      <text:p text:style-name="P1"><text:tab/>void ( *setAlpha )( void*, Uint8 );</text:p>
      <text:p text:style-name="P1"><text:tab/>void ( *render )( void*, int, int, SDL_Rect*, double, SDL_Point*, SDL_RendererFlip );</text:p>
      <text:p text:style-name="P1"><text:tab/>int ( *getWidth )(void*);</text:p>
      <text:p text:style-name="P1"><text:tab/>int ( *getHeight )(void*); } LTexture;</text:p>
      <text:p text:style-name="P1"/>
      <text:p text:style-name="P1">bool LTexture__loadFromFile( void* self, char* path ) {</text:p>
      <text:p text:style-name="P1"><text:tab/>((LTexture *)self)-&gt;free(self);</text:p>
      <text:p text:style-name="P1"/>
      <text:p text:style-name="P1"><text:tab/>SDL_Texture* newTexture = NULL;</text:p>
      <text:p text:style-name="P1"/>
      <text:p text:style-name="P1"><text:tab/>SDL_Surface* loadedSurface = IMG_Load( path );</text:p>
      <text:p text:style-name="P1"><text:tab/>if( loadedSurface == NULL ) {</text:p>
      <text:p text:style-name="P1"><text:tab/><text:tab/>printf( "Unable to load image %s! SDL_image Error: %s\n", path, IMG_GetError() ); }</text:p>
      <text:p text:style-name="P1"><text:tab/>else {</text:p>
      <text:p text:style-name="P1"><text:tab/><text:tab/>SDL_SetColorKey( loadedSurface, SDL_TRUE, SDL_MapRGB( loadedSurface-&gt;format, 0, 0xFF, 0xFF ) );</text:p>
      <text:p text:style-name="P1"/>
      <text:p text:style-name="P1"><text:s text:c="8"/>newTexture = SDL_CreateTextureFromSurface( gRenderer, loadedSurface );</text:p>
      <text:p text:style-name="P1"><text:tab/><text:tab/>if( newTexture == NULL ) {</text:p>
      <text:p text:style-name="P1"><text:tab/><text:tab/><text:tab/>printf( "Unable to create texture from %s! SDL Error: %s\n", path, SDL_GetError() ); }</text:p>
      <text:p text:style-name="P1"><text:tab/><text:tab/>else {</text:p>
      <text:p text:style-name="P1"><text:tab/><text:tab/><text:tab/>((LTexture *)self)-&gt;mWidth = loadedSurface-&gt;w;</text:p>
      <text:p text:style-name="P1"><text:tab/><text:tab/><text:tab/>((LTexture *)self)-&gt;mHeight = loadedSurface-&gt;h; }</text:p>
      <text:p text:style-name="P1"/>
      <text:p text:style-name="P1"><text:tab/><text:tab/>SDL_FreeSurface( loadedSurface ); }</text:p>
      <text:p text:style-name="P1"/>
      <text:p text:style-name="P1"><text:tab/>((LTexture *)self)-&gt;mTexture = newTexture;</text:p>
      <text:p text:style-name="P1"><text:tab/>return ((LTexture *)self)-&gt;mTexture != NULL; }</text:p>
      <text:p text:style-name="P1"/>
      <text:p text:style-name="P1">#if defined(SDL_TTF_MAJOR_VERSION)</text:p>
      <text:p text:style-name="P1">bool LTexture__loadFromRenderedText( void* self, char* textureText, SDL_Color textColor ) {</text:p>
      <text:p text:style-name="P1"><text:tab/>((LTexture *)self)-&gt;free(self);</text:p>
      <text:p text:style-name="P1"/>
      <text:p text:style-name="P1"><text:tab/>SDL_Surface* textSurface = TTF_RenderText_Solid( gFont, textureText, textColor );</text:p>
      <text:p text:style-name="P1"><text:tab/>if( textSurface != NULL ) {</text:p>
      <text:p text:style-name="P1"><text:s text:c="8"/>mTexture = SDL_CreateTextureFromSurface( gRenderer, textSurface );</text:p>
      <text:p text:style-name="P1"><text:tab/><text:tab/>if( ((LTexture *)self)-&gt;mTexture == NULL ) {</text:p>
      <text:p text:style-name="P1"><text:tab/><text:tab/><text:tab/>printf( "Unable to create texture from rendered text! SDL Error: %s\n", SDL_GetError() ); }</text:p>
      <text:p text:style-name="P1"><text:tab/><text:tab/>else {</text:p>
      <text:p text:style-name="P1"><text:tab/><text:tab/><text:tab/>((LTexture *)self)-&gt;mWidth = textSurface-&gt;w;</text:p>
      <text:p text:style-name="P1"><text:tab/><text:tab/><text:tab/>((LTexture *)self)-&gt;mHeight = textSurface-&gt;h; }</text:p>
      <text:p text:style-name="P1"/>
      <text:p text:style-name="P1"><text:tab/><text:tab/>SDL_FreeSurface( textSurface ); }</text:p>
      <text:p text:style-name="P1"><text:tab/>else {</text:p>
      <text:p text:style-name="P1"><text:tab/><text:tab/>printf( "Unable to render text surface! SDL_ttf Error: %s\n", TTF_GetError() ); }</text:p>
      <text:p text:style-name="P1"><text:tab/></text:p>
      <text:p text:style-name="P1"><text:tab/>return ((LTexture *)self)-&gt;mTexture != NULL; }</text:p>
      <text:p text:style-name="P1">#endif</text:p>
      <text:p text:style-name="P1"/>
      <text:p text:style-name="P1">void LTexture__free(void* self) {</text:p>
      <text:p text:style-name="P1"><text:tab/>if( ((LTexture *)self)-&gt;mTexture != NULL ) {</text:p>
      <text:p text:style-name="P1"><text:tab/><text:tab/>SDL_DestroyTexture( ((LTexture *)self)-&gt;mTexture );</text:p>
      <text:p text:style-name="P1"><text:tab/><text:tab/>((LTexture *)self)-&gt;mTexture = NULL;</text:p>
      <text:p text:style-name="P1"><text:tab/><text:tab/>((LTexture *)self)-&gt;mWidth = 0;</text:p>
      <text:p text:style-name="P1"><text:tab/><text:tab/>((LTexture *)self)-&gt;mHeight = 0; }}</text:p>
      <text:p text:style-name="P1"/>
      <text:p text:style-name="P1">void LTexture__setColor( void* self, Uint8 red, Uint8 green, Uint8 blue ) {</text:p>
      <text:p text:style-name="P1"><text:tab/>SDL_SetTextureColorMod( ((LTexture *)self)-&gt;mTexture, red, green, blue ); }</text:p>
      <text:p text:style-name="P1"/>
      <text:p text:style-name="P1">void LTexture__setBlendMode( void* self, SDL_BlendMode blending ) {</text:p>
      <text:p text:style-name="P1"><text:tab/>SDL_SetTextureBlendMode( ((LTexture *)self)-&gt;mTexture, blending ); }</text:p>
      <text:p text:style-name="P1"><text:soft-page-break/><text:tab/><text:tab/></text:p>
      <text:p text:style-name="P1">void LTexture__setAlpha( void* self, Uint8 alpha ) {</text:p>
      <text:p text:style-name="P1"><text:tab/>SDL_SetTextureAlphaMod( ((LTexture *)self)-&gt;mTexture, alpha ); }</text:p>
      <text:p text:style-name="P1"/>
      <text:p text:style-name="P4">void LTexture__render( void* self, int x, int y, SDL_Rect* clip, double angle,</text:p>
      <text:p text:style-name="P4"><text:tab/><text:tab/><text:tab/><text:tab/><text:tab/><text:tab/>SDL_Point* center, SDL_RendererFlip flip ) {</text:p>
      <text:p text:style-name="P1"><text:tab/>SDL_Rect renderQuad = { x, y, ((LTexture *)self)-&gt;mWidth, ((LTexture *)self)-&gt;mHeight };</text:p>
      <text:p text:style-name="P1"/>
      <text:p text:style-name="P1"><text:tab/>if( clip != NULL ) {</text:p>
      <text:p text:style-name="P1"><text:tab/><text:tab/>renderQuad.w = clip-&gt;w;</text:p>
      <text:p text:style-name="P1"><text:tab/><text:tab/>renderQuad.h = clip-&gt;h; }</text:p>
      <text:p text:style-name="P1"/>
      <text:p text:style-name="P1"><text:tab/>SDL_RenderCopyEx( gRenderer, ((LTexture *)self)-&gt;mTexture, clip, &amp;renderQuad, angle, center, flip ); }</text:p>
      <text:p text:style-name="P1"/>
      <text:p text:style-name="P1">int LTexture__getWidth( void* self) {</text:p>
      <text:p text:style-name="P1"><text:tab/>return ((LTexture *)self)-&gt;mWidth; }</text:p>
      <text:p text:style-name="P1"/>
      <text:p text:style-name="P1">int LTexture__getHeight( void* self ) {</text:p>
      <text:p text:style-name="P1"><text:tab/>return ((LTexture *)self)-&gt;mHeight; }</text:p>
      <text:p text:style-name="P1"/>
      <text:p text:style-name="P1">// ***********************************************</text:p>
      <text:p text:style-name="P1">typedef struct {</text:p>
      <text:p text:style-name="P1"><text:tab/>int DOT_WIDTH; <text:s/>// = 20;</text:p>
      <text:p text:style-name="P1"><text:tab/>int DOT_HEIGHT; // = 20;</text:p>
      <text:p text:style-name="P1"><text:tab/>int DOT_VEL; <text:s text:c="3"/>// = 10;</text:p>
      <text:p text:style-name="P1"/>
      <text:p text:style-name="P1"><text:tab/>int mPosX, mPosY;</text:p>
      <text:p text:style-name="P1"><text:tab/>int mVelX, mVelY;</text:p>
      <text:p text:style-name="P1"/>
      <text:p text:style-name="P1"><text:tab/>void ( *handleEvent )( void*, SDL_Event* e );</text:p>
      <text:p text:style-name="P1"><text:tab/>void ( *move )(void*);</text:p>
      <text:p text:style-name="P1"><text:tab/>void ( *render )(void*, LTexture*); } Dot;</text:p>
      <text:p text:style-name="P1"/>
      <text:p text:style-name="P1">void Dot__handleEvent( void* self, SDL_Event* e ) {</text:p>
      <text:p text:style-name="P1"><text:tab/>if( e-&gt;type == SDL_KEYDOWN &amp;&amp; e-&gt;key.repeat == 0 ) {</text:p>
      <text:p text:style-name="P1"><text:tab/><text:tab/>switch( e-&gt;key.keysym.sym ) {</text:p>
      <text:p text:style-name="P1"><text:tab/><text:tab/><text:tab/>case SDLK_UP: ((Dot *)self)-&gt;mVelY -= ((Dot *)self)-&gt;DOT_VEL; break;</text:p>
      <text:p text:style-name="P1"><text:tab/><text:tab/><text:tab/>case SDLK_DOWN: ((Dot *)self)-&gt;mVelY += ((Dot *)self)-&gt;DOT_VEL; break;</text:p>
      <text:p text:style-name="P1"><text:tab/><text:tab/><text:tab/>case SDLK_LEFT: ((Dot *)self)-&gt;mVelX -= ((Dot *)self)-&gt;DOT_VEL; break;</text:p>
      <text:p text:style-name="P1"><text:tab/><text:tab/><text:tab/>case SDLK_RIGHT: ((Dot *)self)-&gt;mVelX += ((Dot *)self)-&gt;DOT_VEL; break; }}</text:p>
      <text:p text:style-name="P1"><text:tab/>else if( e-&gt;type == SDL_KEYUP &amp;&amp; e-&gt;key.repeat == 0 ) {</text:p>
      <text:p text:style-name="P1"><text:tab/><text:tab/>switch( e-&gt;key.keysym.sym ) {</text:p>
      <text:p text:style-name="P1"><text:tab/><text:tab/><text:tab/>case SDLK_UP: ((Dot *)self)-&gt;mVelY += ((Dot *)self)-&gt;DOT_VEL; break;</text:p>
      <text:p text:style-name="P1"><text:tab/><text:tab/><text:tab/>case SDLK_DOWN: ((Dot *)self)-&gt;mVelY -= ((Dot *)self)-&gt;DOT_VEL; break;</text:p>
      <text:p text:style-name="P1"><text:tab/><text:tab/><text:tab/>case SDLK_LEFT: ((Dot *)self)-&gt;mVelX += ((Dot *)self)-&gt;DOT_VEL; break;</text:p>
      <text:p text:style-name="P1"><text:tab/><text:tab/><text:tab/>case SDLK_RIGHT: ((Dot *)self)-&gt;mVelX -= ((Dot *)self)-&gt;DOT_VEL; break; }}}</text:p>
      <text:p text:style-name="P1"/>
      <text:p text:style-name="P1">void Dot__move(void* self) {</text:p>
      <text:p text:style-name="P1"><text:s text:c="4"/>((Dot *)self)-&gt;mPosX += ((Dot *)self)-&gt;mVelX;</text:p>
      <text:p text:style-name="P1"/>
      <text:p text:style-name="P1"><text:s text:c="4"/>if( ( ((Dot *)self)-&gt;mPosX &lt; 0 ) || ( ((Dot *)self)-&gt;mPosX + ((Dot *)self)-&gt;DOT_WIDTH &gt; SCREEN_WIDTH ) ) {</text:p>
      <text:p text:style-name="P1"><text:s text:c="8"/>((Dot *)self)-&gt;mPosX -= ((Dot *)self)-&gt;mVelX; }</text:p>
      <text:p text:style-name="P1"/>
      <text:p text:style-name="P1"><text:s text:c="4"/>((Dot *)self)-&gt;mPosY += ((Dot *)self)-&gt;mVelY;</text:p>
      <text:p text:style-name="P1"/>
      <text:p text:style-name="P1"><text:s text:c="4"/>if( ( ((Dot *)self)-&gt;mPosY &lt; 0 ) || ( ((Dot *)self)-&gt;mPosY + ((Dot *)self)-&gt;DOT_HEIGHT &gt; SCREEN_HEIGHT ) ) {</text:p>
      <text:p text:style-name="P1"><text:s text:c="8"/>((Dot *)self)-&gt;mPosY -= ((Dot *)self)-&gt;mVelY; }}</text:p>
      <text:p text:style-name="P1"/>
      <text:p text:style-name="P1">void Dot__render(void* dot, LTexture* dot_texture) {</text:p>
      <text:p text:style-name="P1"><text:tab/>LTexture__render(</text:p>
      <text:p text:style-name="P1"><text:tab/><text:tab/>dot_texture,</text:p>
      <text:p text:style-name="P1"><text:tab/><text:tab/>((Dot *)dot)-&gt;mPosX,</text:p>
      <text:p text:style-name="P1"><text:tab/><text:tab/>((Dot *)dot)-&gt;mPosY,</text:p>
      <text:p text:style-name="P1"><text:tab/><text:tab/>NULL,</text:p>
      <text:p text:style-name="P1"><text:tab/><text:tab/>0.0,</text:p>
      <text:p text:style-name="P1"><text:tab/><text:tab/>NULL,</text:p>
      <text:p text:style-name="P1"><text:tab/><text:tab/>0); }</text:p>
      <text:p text:style-name="P1"/>
      <text:p text:style-name="P1">void glue_LTexture(LTexture* X) {</text:p>
      <text:p text:style-name="P1"/>
      <text:p text:style-name="P1"><text:tab/>#if defined(SDL_TTF_MAJOR_VERSION)</text:p>
      <text:p text:style-name="P1"><text:tab/>X-&gt;loadFromRenderedText = &amp;LTexture__loadFromRenderedText;</text:p>
      <text:p text:style-name="P1"><text:tab/>#endif</text:p>
      <text:p text:style-name="P1"/>
      <text:p text:style-name="P1"><text:tab/>X-&gt;loadFromFile = &amp;LTexture__loadFromFile;</text:p>
      <text:p text:style-name="P1"><text:tab/>X-&gt;free = &amp;LTexture__free;</text:p>
      <text:p text:style-name="P1"><text:tab/>X-&gt;setColor = &amp;LTexture__setColor;</text:p>
      <text:p text:style-name="P1"><text:tab/>X-&gt;setBlendMode = &amp;LTexture__setBlendMode;</text:p>
      <text:p text:style-name="P1"><text:tab/>X-&gt;setAlpha = &amp;LTexture__setAlpha;</text:p>
      <text:p text:style-name="P1"><text:tab/>X-&gt;render = &amp;LTexture__render;</text:p>
      <text:p text:style-name="P1"><text:tab/>X-&gt;getWidth = &amp;LTexture__getWidth;</text:p>
      <text:p text:style-name="P1"><text:tab/>X-&gt;getHeight = &amp;LTexture__getHeight; }</text:p>
      <text:p text:style-name="P1"/>
      <text:p text:style-name="P1">void glue_Dot(Dot* X){</text:p>
      <text:p text:style-name="P1"><text:tab/>X-&gt;handleEvent = &amp;Dot__handleEvent;</text:p>
      <text:p text:style-name="P1"><text:tab/>X-&gt;move = &amp;Dot__move;</text:p>
      <text:p text:style-name="P1"><text:tab/>X-&gt;render = &amp;Dot__render; }</text:p>
      <text:p text:style-name="P1"/>
      <text:p text:style-name="P3">LTexture gDotTexture;</text:p>
      <text:p text:style-name="P1">LTexture gBGTexture;</text:p>
      <text:p text:style-name="P1"/>
      <text:p text:style-name="P1">bool init() {</text:p>
      <text:p text:style-name="P1"><text:tab/>if( SDL_Init( SDL_INIT_VIDEO ) &lt; 0 ) {</text:p>
      <text:p text:style-name="P1"><text:tab/><text:tab/>printf( "SDL could not initialize! SDL Error: %s\n", SDL_GetError() );</text:p>
      <text:p text:style-name="P1"><text:tab/><text:tab/>return false; }</text:p>
      <text:p text:style-name="P1"/>
      <text:p text:style-name="P1"><text:tab/>if( !SDL_SetHint( SDL_HINT_RENDER_SCALE_QUALITY, "1" ) ) {</text:p>
      <text:p text:style-name="P1"><text:tab/><text:tab/>printf( "Warning: Linear texture filtering not enabled!" ); }</text:p>
      <text:p text:style-name="P1"/>
      <text:p text:style-name="P2"><text:tab/>gWindow = SDL_CreateWindow( "SDL Tutorial", SDL_WINDOWPOS_UNDEFINED, SDL_WINDOWPOS_UNDEFINED,</text:p>
      <text:p text:style-name="P2"><text:tab/><text:tab/><text:tab/><text:tab/><text:tab/><text:tab/><text:tab/><text:tab/>SCREEN_WIDTH, SCREEN_HEIGHT, SDL_WINDOW_SHOWN );</text:p>
      <text:p text:style-name="P1"><text:tab/>if( gWindow == NULL ) {</text:p>
      <text:p text:style-name="P1"><text:tab/><text:tab/>printf( "Window could not be created! SDL Error: %s\n", SDL_GetError() );</text:p>
      <text:p text:style-name="P1"><text:tab/><text:tab/>return false; }</text:p>
      <text:p text:style-name="P1"/>
      <text:p text:style-name="P1"><text:tab/>gRenderer = SDL_CreateRenderer( gWindow, -1, SDL_RENDERER_ACCELERATED | SDL_RENDERER_PRESENTVSYNC );</text:p>
      <text:p text:style-name="P1"><text:tab/>if( gRenderer == NULL ) {</text:p>
      <text:p text:style-name="P1"><text:tab/><text:tab/>printf( "Renderer could not be created! SDL Error: %s\n", SDL_GetError() );</text:p>
      <text:p text:style-name="P1"><text:tab/><text:tab/>return false; }</text:p>
      <text:p text:style-name="P1"/>
      <text:p text:style-name="P1"><text:tab/>SDL_SetRenderDrawColor( gRenderer, 0xFF, 0xFF, 0xFF, 0xFF );</text:p>
      <text:p text:style-name="P1"/>
      <text:p text:style-name="P1"><text:tab/>int imgFlags = IMG_INIT_PNG;</text:p>
      <text:p text:style-name="P1"><text:tab/>if( !( IMG_Init( imgFlags ) &amp; imgFlags ) ) {</text:p>
      <text:p text:style-name="P1"><text:tab/><text:tab/>printf( "SDL_image could not initialize! SDL_image Error: %s\n", IMG_GetError() );</text:p>
      <text:p text:style-name="P1"><text:tab/><text:tab/>return false; }</text:p>
      <text:p text:style-name="P1"/>
      <text:p text:style-name="P1"><text:tab/>return true; }</text:p>
      <text:p text:style-name="P1"/>
      <text:p text:style-name="P1">bool loadMedia() {</text:p>
      <text:p text:style-name="P1"><text:tab/>if( !gDotTexture.loadFromFile( &amp;gDotTexture, "dot.bmp" ) ) {</text:p>
      <text:p text:style-name="P1"><text:tab/><text:tab/>printf( "Failed to load dot texture!\n" );</text:p>
      <text:p text:style-name="P1"><text:tab/><text:tab/>return false; }</text:p>
      <text:p text:style-name="P1"/>
      <text:p text:style-name="P1"><text:tab/>if( !gBGTexture.loadFromFile( &amp;gBGTexture, "bg.png" ) ) {</text:p>
      <text:p text:style-name="P1"><text:tab/><text:tab/>printf( "Failed to load background texture!\n" );</text:p>
      <text:p text:style-name="P1"><text:tab/><text:tab/>return false; }</text:p>
      <text:p text:style-name="P1"/>
      <text:p text:style-name="P1"><text:tab/>return true; }</text:p>
      <text:p text:style-name="P1"/>
      <text:p text:style-name="P1">void closeSDL() {</text:p>
      <text:p text:style-name="P1"><text:tab/>gDotTexture.free(&amp;gDotTexture);</text:p>
      <text:p text:style-name="P1"><text:tab/>gBGTexture.free(&amp;gBGTexture);</text:p>
      <text:p text:style-name="P1"/>
      <text:p text:style-name="P1"><text:tab/>SDL_DestroyRenderer( gRenderer );</text:p>
      <text:p text:style-name="P1"><text:tab/>SDL_DestroyWindow( gWindow );</text:p>
      <text:p text:style-name="P1"><text:tab/>gWindow = NULL;</text:p>
      <text:p text:style-name="P1"><text:tab/>gRenderer = NULL;</text:p>
      <text:p text:style-name="P1"/>
      <text:p text:style-name="P1"><text:tab/>IMG_Quit();</text:p>
      <text:p text:style-name="P1"><text:tab/>SDL_Quit(); }</text:p>
      <text:p text:style-name="P1"/>
      <text:p text:style-name="P3">int main( int argc, char* args[] ) {</text:p>
      <text:p text:style-name="P1"><text:tab/>glue_LTexture(&amp;gDotTexture);</text:p>
      <text:p text:style-name="P1"><text:tab/>glue_LTexture(&amp;gBGTexture);</text:p>
      <text:p text:style-name="P1"/>
      <text:p text:style-name="P1"><text:tab/>if( !init() ) {</text:p>
      <text:p text:style-name="P1"><text:tab/><text:tab/>printf( "Failed to initialize!\n" );</text:p>
      <text:p text:style-name="P1"><text:tab/><text:tab/>return 1; }</text:p>
      <text:p text:style-name="P1"/>
      <text:p text:style-name="P1"><text:tab/>if( !loadMedia() ) {</text:p>
      <text:p text:style-name="P1"><text:tab/><text:tab/>printf( "Failed to load media!\n" );</text:p>
      <text:p text:style-name="P1"><text:tab/><text:tab/>return 1; }</text:p>
      <text:p text:style-name="P1"/>
      <text:p text:style-name="P1"><text:tab/>bool quit = false;</text:p>
      <text:p text:style-name="P1"><text:tab/>SDL_Event e;</text:p>
      <text:p text:style-name="P1"/>
      <text:p text:style-name="P1"><text:tab/>Dot dot;</text:p>
      <text:p text:style-name="P1"><text:tab/>glue_Dot(&amp;dot);</text:p>
      <text:p text:style-name="P1"/>
      <text:p text:style-name="P1"><text:tab/>dot.DOT_WIDTH = 20;</text:p>
      <text:p text:style-name="P1"><text:tab/>dot.DOT_HEIGHT = 20;</text:p>
      <text:p text:style-name="P1"><text:tab/>dot.DOT_VEL = 10;</text:p>
      <text:p text:style-name="P1"><text:tab/>dot.mPosX = 0;</text:p>
      <text:p text:style-name="P1"><text:tab/>dot.mPosY = 0;</text:p>
      <text:p text:style-name="P1"><text:tab/>dot.mVelX = 0;</text:p>
      <text:p text:style-name="P1"><text:tab/>dot.mVelY = 0;</text:p>
      <text:p text:style-name="P1"/>
      <text:p text:style-name="P1"><text:tab/>int scrollingOffset = 0;</text:p>
      <text:p text:style-name="P1"/>
      <text:p text:style-name="P1"><text:tab/>while( !quit ) {</text:p>
      <text:p text:style-name="P1"><text:tab/><text:tab/>while( SDL_PollEvent( &amp;e ) != 0 ) {</text:p>
      <text:p text:style-name="P1"><text:tab/><text:tab/><text:tab/>if( e.type == SDL_QUIT ) {</text:p>
      <text:p text:style-name="P1"><text:tab/><text:tab/><text:tab/><text:tab/>quit = true; }</text:p>
      <text:p text:style-name="P1"><text:tab/><text:tab/><text:tab/>dot.handleEvent( &amp;dot, &amp;e ); </text:p>
      <text:p text:style-name="P1"><text:tab/><text:tab/><text:tab/>}</text:p>
      <text:p text:style-name="P1"/>
      <text:p text:style-name="P1"><text:tab/><text:tab/>dot.move( &amp;dot );</text:p>
      <text:p text:style-name="P1"/>
      <text:p text:style-name="P1"><text:tab/><text:tab/>--scrollingOffset;</text:p>
      <text:p text:style-name="P1"><text:tab/><text:tab/>if( scrollingOffset &lt; -gBGTexture.getWidth(&amp;gBGTexture) ) {</text:p>
      <text:p text:style-name="P1"><text:tab/><text:tab/><text:tab/>scrollingOffset = 0; }</text:p>
      <text:p text:style-name="P1"/>
      <text:p text:style-name="P1"><text:tab/><text:tab/>SDL_SetRenderDrawColor( gRenderer, 0xFF, 0xFF, 0xFF, 0xFF );</text:p>
      <text:p text:style-name="P1"><text:tab/><text:tab/>SDL_RenderClear( gRenderer );</text:p>
      <text:p text:style-name="P1"/>
      <text:p text:style-name="P1"><text:tab/><text:tab/>gBGTexture.render( &amp;gBGTexture, scrollingOffset, 0, NULL, 0.0, NULL, 0 );</text:p>
      <text:p text:style-name="P5"><text:tab/><text:tab/>gBGTexture.render( &amp;gBGTexture,</text:p>
      <text:p text:style-name="P5"><text:tab/><text:tab/><text:tab/><text:tab/><text:tab/><text:tab/><text:tab/>scrollingOffset + gBGTexture.getWidth(&amp;gBGTexture),</text:p>
      <text:p text:style-name="P5"><text:tab/><text:tab/><text:tab/><text:tab/><text:tab/><text:tab/><text:tab/>0,</text:p>
      <text:p text:style-name="P5"><text:tab/><text:tab/><text:tab/><text:tab/><text:tab/><text:tab/><text:tab/>NULL,</text:p>
      <text:p text:style-name="P5"><text:tab/><text:tab/><text:tab/><text:tab/><text:tab/><text:tab/><text:tab/>0.0,</text:p>
      <text:p text:style-name="P5"><text:tab/><text:tab/><text:tab/><text:tab/><text:tab/><text:tab/><text:tab/>NULL,</text:p>
      <text:p text:style-name="P5"><text:tab/><text:tab/><text:tab/><text:tab/><text:tab/><text:tab/><text:tab/>0 );</text:p>
      <text:p text:style-name="P1"/>
      <text:p text:style-name="P1"><text:tab/><text:tab/>dot.render(&amp;dot, &amp;gDotTexture);</text:p>
      <text:p text:style-name="P1"/>
      <text:p text:style-name="P1"><text:tab/><text:tab/>SDL_RenderPresent( gRenderer ); }</text:p>
      <text:p text:style-name="P1"/>
      <text:p text:style-name="P1"><text:tab/>closeSDL();</text:p>
      <text:p text:style-name="P1"/>
      <text:p text:style-name="P1"><text:tab/>return 0;</text:p>
      <text:p text:style-name="P1">}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9-12T21:33:02.814281977</dc:date>
    <meta:editing-duration>PT9M41S</meta:editing-duration>
    <meta:editing-cycles>6</meta:editing-cycles>
    <meta:generator>LibreOffice/7.3.5.2$FreeBSD_X86_64 LibreOffice_project/30$Build-2</meta:generator>
    <meta:document-statistic meta:table-count="0" meta:image-count="0" meta:object-count="0" meta:page-count="4" meta:paragraph-count="228" meta:word-count="1079" meta:character-count="8416" meta:non-whitespace-character-count="7189"/>
  </office:meta>
</office:document-meta>
</file>